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3.1354in"/>
    </style:style>
    <style:style style:name="co5" style:family="table-column">
      <style:table-column-properties fo:break-before="auto" style:column-width="0.9937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3866in"/>
    </style:style>
    <style:style style:name="co9" style:family="table-column">
      <style:table-column-properties fo:break-before="auto" style:column-width="1.4965in"/>
    </style:style>
    <style:style style:name="co10" style:family="table-column">
      <style:table-column-properties fo:break-before="auto" style:column-width="1.05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fo:background-color="#99ff99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7">
      <style:table-cell-properties fo:background-color="#66ff66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0">
      <style:table-cell-properties fo:background-color="#ffff00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990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8">
      <style:table-cell-properties fo:background-color="#ff99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17">
      <style:table-cell-properties fo:background-color="#ff9900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2">
      <style:table-cell-properties fo:background-color="#ffcc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17">
      <style:table-cell-properties fo:background-color="#ff6600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3">
      <style:table-cell-properties fo:background-color="#99ff99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3">
      <style:table-cell-properties fo:background-color="#ff9900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3">
      <style:table-cell-properties fo:background-color="#ff66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absorption (mA)</text:p>
          </table:table-cell>
          <table:table-cell table:number-columns-repeated="1023"/>
        </table:table-row>
        <table:table-row table:style-name="ro1">
          <table:table-cell table:style-name="ce2" office:value-type="float" office:value="770">
            <text:p>770</text:p>
          </table:table-cell>
          <table:table-cell/>
          <table:table-cell table:style-name="ce2" office:value-type="string">
            <text:p>Transformer VAC</text:p>
          </table:table-cell>
          <table:table-cell office:value-type="string">
            <text:p>VDC</text:p>
          </table:table-cell>
          <table:table-cell office:value-type="string">
            <text:p>after diode drop</text:p>
          </table:table-cell>
          <table:table-cell table:number-columns-repeated="2"/>
          <table:table-cell table:style-name="ce2" office:value-type="string">
            <text:p>TO INSER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float" office:value="18">
            <text:p>18</text:p>
          </table:table-cell>
          <table:table-cell table:style-name="ce8" table:formula="of:=[.C4]*SQRT(2)" office:value-type="float" office:value="25.4558441227157">
            <text:p>25.46</text:p>
          </table:table-cell>
          <table:table-cell table:style-name="ce8" table:formula="of:=[.D4]-0.7" office:value-type="float" office:value="24.7558441227157">
            <text:p>24.7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utput voltage</text:p>
          </table:table-cell>
          <table:table-cell table:number-columns-repeated="6"/>
          <table:table-cell table:style-name="ce9" office:value-type="string">
            <text:p>RESULTS</text:p>
          </table:table-cell>
          <table:table-cell table:number-columns-repeated="1016"/>
        </table:table-row>
        <table:table-row table:style-name="ro1">
          <table:table-cell table:style-name="ce2" office:value-type="float" office:value="12.5">
            <text:p>12.5</text:p>
          </table:table-cell>
          <table:table-cell/>
          <table:table-cell table:style-name="ce2" office:value-type="string">
            <text:p>Filter cap value in uF</text:p>
          </table:table-cell>
          <table:table-cell office:value-type="string">
            <text:p>cap Pr</text:p>
          </table:table-cell>
          <table:table-cell/>
          <table:table-cell table:style-name="ce3" office:value-type="string">
            <text:p>MIN drop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2200">
            <text:p>2200</text:p>
          </table:table-cell>
          <table:table-cell table:style-name="ce8" table:formula="of:=(([.A3]/1000)/(100*[.C7]))*(100/[.E4])*1000000" office:value-type="float" office:value="14.1380757717263">
            <text:p>14.14</text:p>
          </table:table-cell>
          <table:table-cell/>
          <table:table-cell table:style-name="ce17" office:value-type="float" office:value="2">
            <text:p>2.00 v</text:p>
          </table:table-cell>
          <table:table-cell/>
          <table:table-cell table:style-name="ce15" office:value-type="string">
            <text:p>WARNING!!!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operating temperature</text:p>
          </table:table-cell>
          <table:table-cell table:number-columns-repeated="6"/>
          <table:table-cell table:style-name="ce3" office:value-type="string">
            <text:p>other variables</text:p>
          </table:table-cell>
          <table:table-cell table:number-columns-repeated="1016"/>
        </table:table-row>
        <table:table-row table:style-name="ro1">
          <table:table-cell table:style-name="ce4" office:value-type="float" office:value="125">
            <text:p>125°</text:p>
          </table:table-cell>
          <table:table-cell/>
          <table:table-cell office:value-type="string">
            <text:p>after cap ripple</text:p>
          </table:table-cell>
          <table:table-cell office:value-type="string">
            <text:p>wall AC</text:p>
          </table:table-cell>
          <table:table-cell/>
          <table:table-cell table:style-name="ce9" office:value-type="string">
            <text:p>dropout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AFER operating temp</text:p>
          </table:table-cell>
          <table:table-cell/>
          <table:table-cell table:style-name="ce8" table:formula="of:=([.E4]/100)*(100-[.D7])" office:value-type="float" office:value="21.2558441227157">
            <text:p>21.26</text:p>
          </table:table-cell>
          <table:table-cell table:style-name="ce12" office:value-type="string">
            <text:p>-10%</text:p>
          </table:table-cell>
          <table:table-cell table:style-name="ce8" table:formula="of:=[.C11]*0.9" office:value-type="float" office:value="19.1302597104441">
            <text:p>19.13</text:p>
          </table:table-cell>
          <table:table-cell table:style-name="ce18" table:formula="of:=[.E11]-[.A6]" office:value-type="float" office:value="6.63025971044414">
            <text:p>6.63 v</text:p>
          </table:table-cell>
          <table:table-cell table:style-name="Default"/>
          <table:table-cell table:style-name="ce11" office:value-type="string">
            <text:p>extra results</text:p>
          </table:table-cell>
          <table:table-cell table:number-columns-repeated="1016"/>
        </table:table-row>
        <table:table-row table:style-name="ro1">
          <table:table-cell table:style-name="ce6" office:value-type="float" office:value="60">
            <text:p>60.00°</text:p>
          </table:table-cell>
          <table:table-cell table:number-columns-repeated="2"/>
          <table:table-cell table:style-name="ce12" office:value-type="string">
            <text:p>+10%</text:p>
          </table:table-cell>
          <table:table-cell table:style-name="ce8" table:formula="of:=[.C11]*1.1" office:value-type="float" office:value="23.3814285349873">
            <text:p>23.38</text:p>
          </table:table-cell>
          <table:table-cell table:style-name="ce15" office:value-type="string">
            <text:p>dropout saf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room temperature</text:p>
          </table:table-cell>
          <table:table-cell table:number-columns-repeated="4"/>
          <table:table-cell table:style-name="ce19" table:formula="of:=[.F11]-[.F7]" office:value-type="float" office:value="4.63025971044414">
            <text:p>4.63 v</text:p>
          </table:table-cell>
          <table:table-cell office:value-type="string">
            <text:p>← positive values OK</text:p>
          </table:table-cell>
          <table:table-cell table:number-columns-repeated="1017"/>
        </table:table-row>
        <table:table-row table:style-name="ro1">
          <table:table-cell table:style-name="ce4" office:value-type="float" office:value="30">
            <text:p>30°</text:p>
          </table:table-cell>
          <table:table-cell/>
          <table:table-cell table:style-name="ce9" office:value-type="string">
            <text:p>DISSIPATED POWER (W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table:formula="of:=([.E12]-[.A6])*([.A3]/1000)" office:value-type="float" office:value="8.37869997194021">
            <text:p>8.38 W</text:p>
          </table:table-cell>
          <table:table-cell table:number-columns-repeated="1021"/>
        </table:table-row>
        <table:table-row table:style-name="ro1">
          <table:table-cell table:number-columns-repeated="4"/>
          <table:table-cell table:style-name="ce15" office:value-type="string">
            <text:p>SAFE</text:p>
          </table:table-cell>
          <table:table-cell table:style-name="ce15" office:value-type="string">
            <text:p>SAFER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Rthja (no heatsink)</text:p>
          </table:table-cell>
          <table:table-cell table:style-name="ce7" office:value-type="float" office:value="50">
            <text:p>50.00 k|w</text:p>
          </table:table-cell>
          <table:table-cell table:style-name="ce9" office:value-type="string">
            <text:p>MAXjt NO heatsink</text:p>
          </table:table-cell>
          <table:table-cell table:style-name="ce13" table:formula="of:=[.A14]+([.C15]*[.B17])" office:value-type="float" office:value="448.934998597011">
            <text:p>448.93°</text:p>
          </table:table-cell>
          <table:table-cell table:style-name="ce16" table:formula="of:=[.A10]-[.D17]" office:value-type="float" office:value="-323.934998597011">
            <text:p>-323.93°</text:p>
          </table:table-cell>
          <table:table-cell table:style-name="ce16" table:formula="of:=[.A12]-[.D17]" office:value-type="float" office:value="-388.934998597011">
            <text:p>-388.93°</text:p>
          </table:table-cell>
          <table:table-cell office:value-type="string">
            <text:p>← positive values OK</text:p>
          </table:table-cell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1018"/>
        </table:table-row>
        <table:table-row table:style-name="ro1">
          <table:table-cell table:style-name="ce2" office:value-type="string">
            <text:p>Rthjc</text:p>
          </table:table-cell>
          <table:table-cell table:style-name="ce7" office:value-type="float" office:value="4">
            <text:p>4.00 k|w</text:p>
          </table:table-cell>
          <table:table-cell table:style-name="ce9" office:value-type="string">
            <text:p>MAXjt with heatsink</text:p>
          </table:table-cell>
          <table:table-cell table:style-name="ce13" table:formula="of:=[.A14]+([.C15]*([.B20]+[.B21]))" office:value-type="float" office:value="105.408299747462">
            <text:p>105.41°</text:p>
          </table:table-cell>
          <table:table-cell table:style-name="ce16" table:formula="of:=[.A10]-[.D20]" office:value-type="float" office:value="19.5917002525381">
            <text:p>19.59°</text:p>
          </table:table-cell>
          <table:table-cell table:style-name="ce16" table:formula="of:=[.A12]-[.D20]" office:value-type="float" office:value="-45.4082997474619">
            <text:p>-45.41°</text:p>
          </table:table-cell>
          <table:table-cell office:value-type="string">
            <text:p>← positive values OK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heatsink rating (k/w)</text:p>
          </table:table-cell>
          <table:table-cell table:style-name="ce7" office:value-type="float" office:value="5">
            <text:p>5.00 k|w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11" office:value-type="string">
            <text:p>SAFE</text:p>
          </table:table-cell>
          <table:table-cell table:style-name="ce11" office:value-type="string">
            <text:p>SAF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" office:value-type="string">
            <text:p>MAX current absorption with no heatsink (mA)</text:p>
          </table:table-cell>
          <table:table-cell table:style-name="ce14" table:formula="of:=(([.A10]-[.A14])/(([.E12]-[.A6])*[.B17]))*1000" office:value-type="float" office:value="174.609426868071">
            <text:p>174.61</text:p>
          </table:table-cell>
          <table:table-cell table:style-name="ce14" table:formula="of:=(([.A12]-[.A14])/(([.E12]-[.A6])*[.B17]))*1000" office:value-type="float" office:value="55.1398190109697">
            <text:p>55.1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" office:value-type="string">
            <text:p>MAX current absorption with THAT heatsink (mA)</text:p>
          </table:table-cell>
          <table:table-cell table:style-name="ce14" table:formula="of:=(([.A10]-[.A14])/(([.E12]-[.A6])*([.B20]+[.B21])))*1000" office:value-type="float" office:value="970.052371489281">
            <text:p>970.05</text:p>
          </table:table-cell>
          <table:table-cell table:style-name="ce14" table:formula="of:=(([.A12]-[.A14])/(([.E12]-[.A6])*([.B20]+[.B21])))*1000" office:value-type="float" office:value="306.33232783872">
            <text:p>306.33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2" number:min-integer-digits="1"/>
      <number:text>°</number:text>
    </number:number-style>
    <number:number-style style:name="N118">
      <number:number number:decimal-places="2" number:min-integer-digits="1"/>
      <number:text> W</number:text>
    </number:number-style>
    <number:number-style style:name="N119">
      <number:number number:decimal-places="2" number:min-integer-digits="1"/>
      <number:text> kw</number:text>
    </number:number-style>
    <number:number-style style:name="N120">
      <number:number number:decimal-places="2" number:min-integer-digits="1"/>
      <number:text> k|w</number:text>
    </number:number-style>
    <number:number-style style:name="N121">
      <number:number number:decimal-places="0" number:min-integer-digits="1"/>
      <number:text>°</number:text>
    </number:number-style>
    <number:number-style style:name="N122">
      <number:number number:decimal-places="2" number:min-integer-digits="1"/>
      <number:text>v</number:text>
    </number:number-style>
    <number:number-style style:name="N123">
      <number:number number:decimal-places="2" number:min-integer-digits="1"/>
      <number:text> v</number:text>
    </number:number-style>
    <number:number-style style:name="N124">
      <number:number number:decimal-places="2" number:min-integer-digits="1"/>
      <number:text> f</number:text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10/24/2017</text:date>, <text:time>12:5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io Occhiodoro</meta:initial-creator>
    <meta:creation-date>2017-10-13T13:40:55.79</meta:creation-date>
    <dc:date>2017-10-24T12:52:31.93</dc:date>
    <dc:creator>Alessio Occhiodoro</dc:creator>
    <meta:editing-duration>PT8H24M32S</meta:editing-duration>
    <meta:editing-cycles>6</meta:editing-cycles>
    <meta:generator>OpenOffice/4.1.3$Win32 OpenOffice.org_project/413m1$Build-9783</meta:generator>
    <meta:document-statistic meta:table-count="3" meta:cell-count="67" meta:object-count="0"/>
  </office:meta>
</office:document-meta>
</file>